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a02d8" officeooo:paragraph-rsid="000a02d8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4266" officeooo:paragraph-rsid="000b4266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ba528" officeooo:paragraph-rsid="000ba528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c385d" officeooo:paragraph-rsid="000c385d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eae95" officeooo:paragraph-rsid="000eae95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paragraph-rsid="00107af2"/>
    </style:style>
    <style:style style:name="P8" style:family="paragraph" style:parent-style-name="Standard">
      <style:paragraph-properties style:line-height-at-least="0.503cm"/>
      <style:text-properties fo:color="#f6f6f4" style:font-name="Droid Sans Mono" fo:font-size="10.5pt" fo:font-weight="normal" fo:background-color="#282a36"/>
    </style:style>
    <style:style style:name="P9" style:family="paragraph" style:parent-style-name="Standard">
      <style:paragraph-properties fo:text-align="start" style:justify-single-word="false"/>
      <style:text-properties fo:color="#f6f6f4" style:font-name="Droid Sans Mono" fo:font-size="10.5pt" fo:font-weight="normal" officeooo:rsid="000a02d8" officeooo:paragraph-rsid="000a02d8" fo:background-color="#282a36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f6f6f4" style:font-name="Droid Sans Mono" fo:font-size="10.5pt" fo:font-weight="normal" officeooo:rsid="000ba528" officeooo:paragraph-rsid="000ba528" fo:background-color="#282a36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f6f6f4" style:font-name="Droid Sans Mono" fo:font-size="10.5pt" fo:font-weight="normal" officeooo:rsid="000c385d" officeooo:paragraph-rsid="000c385d" fo:background-color="#282a36" style:font-size-asian="12.25pt" style:font-size-complex="14pt"/>
    </style:style>
    <style:style style:name="P12" style:family="paragraph" style:parent-style-name="Standard">
      <style:paragraph-properties style:line-height-at-least="0.503cm"/>
      <style:text-properties fo:color="#f6f6f4" fo:background-color="#282a36"/>
    </style:style>
    <style:style style:name="P13" style:family="paragraph" style:parent-style-name="Standard">
      <style:paragraph-properties style:line-height-at-least="0.503cm"/>
      <style:text-properties fo:color="#f6f6f4" style:font-name="Droid Sans Mono" fo:font-size="10.5pt" fo:font-weight="normal" fo:background-color="#282a36"/>
    </style:style>
    <style:style style:name="P14" style:family="paragraph" style:parent-style-name="Standard">
      <style:paragraph-properties style:line-height-at-least="0.503cm"/>
      <style:text-properties fo:color="#f6f6f4" style:font-name="Droid Sans Mono" fo:font-size="10.5pt" fo:font-weight="normal" officeooo:paragraph-rsid="0013ae51" fo:background-color="#282a36"/>
    </style:style>
    <style:style style:name="P15" style:family="paragraph" style:parent-style-name="Standard">
      <style:paragraph-properties fo:text-align="start" style:justify-single-word="false"/>
      <style:text-properties fo:color="#f6f6f4" style:font-name="Droid Sans Mono" fo:font-size="10.5pt" fo:font-weight="normal" officeooo:rsid="0013a019" officeooo:paragraph-rsid="0013ae51" fo:background-color="#282a36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color="#f6f6f4" style:font-name="Droid Sans Mono" fo:font-size="10.5pt" fo:font-weight="normal" officeooo:rsid="0013ae51" officeooo:paragraph-rsid="0013ae51" fo:background-color="#282a36"/>
    </style:style>
    <style:style style:name="P17" style:family="paragraph" style:parent-style-name="Standard">
      <style:paragraph-properties fo:text-align="start" style:justify-single-word="false"/>
      <style:text-properties fo:color="#f6f6f4" style:font-name="Droid Sans Mono" fo:font-size="10.5pt" fo:font-weight="normal" officeooo:paragraph-rsid="0013ae51" fo:background-color="#282a36"/>
    </style:style>
    <style:style style:name="P18" style:family="paragraph" style:parent-style-name="Standard">
      <style:paragraph-properties style:line-height-at-least="0.503cm"/>
      <style:text-properties fo:color="#f6f6f4" fo:background-color="#282a36"/>
    </style:style>
    <style:style style:name="P19" style:family="paragraph" style:parent-style-name="Standard">
      <style:paragraph-properties style:line-height-at-least="0.503cm"/>
      <style:text-properties fo:color="#f6f6f4" officeooo:rsid="0013a019" officeooo:paragraph-rsid="0013a019" fo:background-color="#282a36"/>
    </style:style>
    <style:style style:name="P20" style:family="paragraph" style:parent-style-name="Standard">
      <style:paragraph-properties fo:text-align="start" style:justify-single-word="false"/>
      <style:text-properties fo:font-size="14pt" officeooo:paragraph-rsid="0013a019"/>
    </style:style>
    <style:style style:name="P21" style:family="paragraph" style:parent-style-name="Standard">
      <style:paragraph-properties fo:text-align="start" style:justify-single-word="false"/>
      <style:text-properties fo:font-size="14pt" officeooo:paragraph-rsid="0013ae51"/>
    </style:style>
    <style:style style:name="P22" style:family="paragraph" style:parent-style-name="Standard">
      <style:paragraph-properties fo:text-align="start" style:justify-single-word="false"/>
      <style:text-properties fo:font-size="14pt" officeooo:rsid="0013ae51" officeooo:paragraph-rsid="0013ae51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0a02d8" officeooo:paragraph-rsid="000a02d8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13ae51" officeooo:paragraph-rsid="0013ae51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149580" officeooo:paragraph-rsid="00149580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156659" officeooo:paragraph-rsid="00156659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156659" officeooo:paragraph-rsid="001724aa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1724aa" officeooo:paragraph-rsid="001724aa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1824b4" officeooo:paragraph-rsid="001824b4" style:font-weight-asian="normal" style:font-weight-complex="normal"/>
    </style:style>
    <style:style style:name="P30" style:family="paragraph" style:parent-style-name="Standard">
      <style:paragraph-properties style:line-height-at-least="0.503cm"/>
    </style:style>
    <style:style style:name="P31" style:family="paragraph" style:parent-style-name="Standard">
      <style:paragraph-properties style:line-height-at-least="0.503cm"/>
      <style:text-properties officeooo:paragraph-rsid="0013ae51"/>
    </style:style>
    <style:style style:name="P32" style:family="paragraph" style:parent-style-name="Standard">
      <style:paragraph-properties style:line-height-at-least="0.503cm" fo:text-align="start" style:justify-single-word="false"/>
      <style:text-properties fo:font-size="10.5pt" officeooo:paragraph-rsid="0013ae51"/>
    </style:style>
    <style:style style:name="P33" style:family="paragraph" style:parent-style-name="Standard">
      <style:paragraph-properties style:line-height-at-least="0.503cm"/>
      <style:text-properties fo:font-size="10.5pt" officeooo:paragraph-rsid="0013ae51"/>
    </style:style>
    <style:style style:name="P34" style:family="paragraph" style:parent-style-name="Standard">
      <style:paragraph-properties style:line-height-at-least="0.503cm"/>
      <style:text-properties fo:color="#f286c4" style:font-name="Droid Sans Mono" fo:font-size="10.5pt" fo:font-weight="normal" fo:background-color="#282a36"/>
    </style:style>
    <style:style style:name="T1" style:family="text">
      <style:text-properties officeooo:rsid="000a02d8"/>
    </style:style>
    <style:style style:name="T2" style:family="text">
      <style:text-properties fo:color="#97e1f1" fo:font-style="italic"/>
    </style:style>
    <style:style style:name="T3" style:family="text">
      <style:text-properties fo:color="#97e1f1" fo:font-style="italic" officeooo:rsid="0013ae51" style:font-size-asian="12.25pt" style:font-size-complex="14pt"/>
    </style:style>
    <style:style style:name="T4" style:family="text">
      <style:text-properties fo:color="#97e1f1" style:font-name="Droid Sans Mono" fo:font-size="10.5pt" fo:font-style="italic" fo:font-weight="normal"/>
    </style:style>
    <style:style style:name="T5" style:family="text">
      <style:text-properties fo:color="#f6f6f4" style:font-name="Droid Sans Mono" fo:font-size="10.5pt" fo:font-weight="normal" fo:background-color="#282a36" loext:char-shading-value="0"/>
    </style:style>
    <style:style style:name="T6" style:family="text">
      <style:text-properties fo:color="#f6f6f4" style:font-name="Droid Sans Mono" fo:font-weight="normal" fo:background-color="#282a36" loext:char-shading-value="0"/>
    </style:style>
    <style:style style:name="T7" style:family="text">
      <style:text-properties fo:color="#f6f6f4" style:font-name="Droid Sans Mono" fo:font-weight="normal" officeooo:rsid="0013ae51" fo:background-color="#282a36" loext:char-shading-value="0" style:font-size-asian="12.25pt" style:font-size-complex="14pt"/>
    </style:style>
    <style:style style:name="T8" style:family="text">
      <style:text-properties fo:color="#f286c4"/>
    </style:style>
    <style:style style:name="T9" style:family="text">
      <style:text-properties fo:color="#f286c4" style:font-name="Droid Sans Mono" fo:font-size="10.5pt" fo:font-weight="normal"/>
    </style:style>
    <style:style style:name="T10" style:family="text">
      <style:text-properties fo:color="#f286c4" style:font-name="Droid Sans Mono" fo:font-size="10.5pt" fo:font-weight="normal" fo:background-color="#282a36" loext:char-shading-value="0"/>
    </style:style>
    <style:style style:name="T11" style:family="text">
      <style:text-properties fo:color="#f286c4" style:font-name="Droid Sans Mono" fo:font-weight="normal" fo:background-color="#282a36" loext:char-shading-value="0"/>
    </style:style>
    <style:style style:name="T12" style:family="text">
      <style:text-properties fo:color="#f286c4" officeooo:rsid="0013ae51" style:font-size-asian="12.25pt" style:font-size-complex="14pt"/>
    </style:style>
    <style:style style:name="T13" style:family="text">
      <style:text-properties fo:color="#62e884"/>
    </style:style>
    <style:style style:name="T14" style:family="text">
      <style:text-properties fo:color="#62e884" style:font-name="Droid Sans Mono" fo:font-size="10.5pt" fo:font-weight="normal"/>
    </style:style>
    <style:style style:name="T15" style:family="text">
      <style:text-properties fo:color="#62e884" style:font-name="Droid Sans Mono" fo:font-size="10.5pt" fo:font-weight="normal" fo:background-color="#282a36" loext:char-shading-value="0"/>
    </style:style>
    <style:style style:name="T16" style:family="text">
      <style:text-properties fo:color="#62e884" style:font-size-asian="12.25pt" style:font-size-complex="14pt"/>
    </style:style>
    <style:style style:name="T17" style:family="text">
      <style:text-properties fo:color="#62e884" officeooo:rsid="0013ae51" style:font-size-asian="12.25pt" style:font-size-complex="14pt"/>
    </style:style>
    <style:style style:name="T18" style:family="text">
      <style:text-properties style:font-name="Droid Sans Mono" fo:font-size="10.5pt" fo:font-weight="normal"/>
    </style:style>
    <style:style style:name="T19" style:family="text">
      <style:text-properties fo:color="#ffb86c" style:font-name="Droid Sans Mono" fo:font-size="10.5pt" fo:font-style="italic" fo:font-weight="normal"/>
    </style:style>
    <style:style style:name="T20" style:family="text">
      <style:text-properties fo:color="#ffb86c" fo:font-style="italic" officeooo:rsid="0013ae51" style:font-size-asian="12.25pt" style:font-size-complex="14pt"/>
    </style:style>
    <style:style style:name="T21" style:family="text">
      <style:text-properties fo:color="#7b7f8b" style:font-name="Droid Sans Mono" fo:font-size="10.5pt" fo:font-weight="normal"/>
    </style:style>
    <style:style style:name="T22" style:family="text">
      <style:text-properties fo:color="#7b7f8b" style:font-name="Droid Sans Mono" fo:font-size="10.5pt" fo:font-weight="normal" officeooo:rsid="000a02d8"/>
    </style:style>
    <style:style style:name="T23" style:family="text">
      <style:text-properties fo:color="#7b7f8b" style:font-name="Droid Sans Mono" fo:font-size="10.5pt" fo:font-weight="normal" officeooo:rsid="000b4266"/>
    </style:style>
    <style:style style:name="T24" style:family="text">
      <style:text-properties officeooo:rsid="000b4266"/>
    </style:style>
    <style:style style:name="T25" style:family="text">
      <style:text-properties officeooo:rsid="000eae95"/>
    </style:style>
    <style:style style:name="T26" style:family="text">
      <style:text-properties fo:color="#bf9eee"/>
    </style:style>
    <style:style style:name="T27" style:family="text">
      <style:text-properties fo:color="#bf9eee" style:font-name="Droid Sans Mono" fo:font-size="10.5pt" fo:font-weight="normal"/>
    </style:style>
    <style:style style:name="T28" style:family="text">
      <style:text-properties fo:color="#bf9eee" style:font-name="Droid Sans Mono" fo:font-size="10.5pt" fo:font-weight="normal" fo:background-color="#282a36" loext:char-shading-value="0"/>
    </style:style>
    <style:style style:name="T29" style:family="text">
      <style:text-properties style:font-size-asian="12.25pt" style:font-size-complex="14pt"/>
    </style:style>
    <style:style style:name="T30" style:family="text">
      <style:text-properties officeooo:rsid="000eae95" style:font-size-asian="12.25pt" style:font-size-complex="14pt"/>
    </style:style>
    <style:style style:name="T31" style:family="text">
      <style:text-properties officeooo:rsid="00107af2" style:font-size-asian="12.25pt" style:font-size-complex="14pt"/>
    </style:style>
    <style:style style:name="T32" style:family="text">
      <style:text-properties officeooo:rsid="0013a019" style:font-size-asian="12.25pt" style:font-size-complex="14pt"/>
    </style:style>
    <style:style style:name="T33" style:family="text">
      <style:text-properties officeooo:rsid="0013ae51" style:font-size-asian="12.25pt" style:font-size-complex="14pt"/>
    </style:style>
    <style:style style:name="T34" style:family="text">
      <style:text-properties officeooo:rsid="00156659" style:font-size-asian="12.25pt" style:font-size-complex="14pt"/>
    </style:style>
    <style:style style:name="T35" style:family="text">
      <style:text-properties officeooo:rsid="001724aa" style:font-size-asian="12.25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Estrutura de Dados</text:span></text:p>
      <text:p text:style-name="P2">Thiago Marinho Beserra</text:p>
      <text:p text:style-name="P2">Matrícula: 420675</text:p>
      <text:p text:style-name="P2">4º semestre</text:p>
      <text:p text:style-name="P2">Ciência da Computação</text:p>
      <text:p text:style-name="P2"/>
      <text:p text:style-name="P2">Trabalho 2</text:p>
      <text:p text:style-name="P2"/>
      <text:p text:style-name="P23">Listagem dos programas em C++</text:p>
      <text:p text:style-name="P2"/>
      <text:p text:style-name="P9"><text:span text:style-name="T2"><text:s text:c="4"/>NoArv</text:span> <text:span text:style-name="T8">*</text:span><text:span text:style-name="T13">arv_criavazia</text:span>();</text:p>
      <text:p text:style-name="P12">    <text:span text:style-name="T4">NoArv</text:span><text:span text:style-name="T18"> </text:span><text:span text:style-name="T9">*</text:span><text:span text:style-name="T14">arv_cria</text:span><text:span text:style-name="T18">(</text:span><text:span text:style-name="T9">int</text:span><text:span text:style-name="T18"> </text:span><text:span text:style-name="T19">chave</text:span><text:span text:style-name="T18">, </text:span><text:span text:style-name="T4">NoArv</text:span><text:span text:style-name="T18"> </text:span><text:span text:style-name="T9">*</text:span><text:span text:style-name="T19">esq</text:span><text:span text:style-name="T18">, </text:span><text:span text:style-name="T4">NoArv</text:span><text:span text:style-name="T18"> </text:span><text:span text:style-name="T9">*</text:span><text:span text:style-name="T19">dir</text:span><text:span text:style-name="T18">);</text:span><text:span text:style-name="T21"> // cr</text:span><text:span text:style-name="T22">i</text:span><text:span text:style-name="T21">a N</text:span><text:span text:style-name="T23">ó</text:span><text:span text:style-name="T21"> com os filhos</text:span></text:p>
      <text:p text:style-name="P12">    <text:span text:style-name="T9">void</text:span><text:span text:style-name="T18"> </text:span><text:span text:style-name="T14">arv_imprime</text:span><text:span text:style-name="T18">(</text:span><text:span text:style-name="T4">NoArv</text:span><text:span text:style-name="T18"> </text:span><text:span text:style-name="T9">*</text:span><text:span text:style-name="T19">no</text:span><text:span text:style-name="T18">);</text:span><text:span text:style-name="T21">                        // imprime as chaves da </text:span><text:span text:style-name="T23">á</text:span><text:span text:style-name="T21">rvore</text:span></text:p>
      <text:p text:style-name="P12">    <text:span text:style-name="T4">NoArv</text:span><text:span text:style-name="T18"> </text:span><text:span text:style-name="T9">*</text:span><text:span text:style-name="T14">arv_libera</text:span><text:span text:style-name="T18">(</text:span><text:span text:style-name="T4">NoArv</text:span><text:span text:style-name="T18"> </text:span><text:span text:style-name="T9">*</text:span><text:span text:style-name="T19">no</text:span><text:span text:style-name="T18">);</text:span><text:span text:style-name="T21">                       // libera todos os n</text:span><text:span text:style-name="T23">ó</text:span><text:span text:style-name="T21">s alocados</text:span></text:p>
      <text:p text:style-name="P12">    <text:span text:style-name="T4">NoArv</text:span><text:span text:style-name="T18"> </text:span><text:span text:style-name="T9">*</text:span><text:span text:style-name="T14">arv_procurar_no</text:span><text:span text:style-name="T18">(</text:span><text:span text:style-name="T4">NoArv</text:span><text:span text:style-name="T18"> </text:span><text:span text:style-name="T9">*</text:span><text:span text:style-name="T19">no</text:span><text:span text:style-name="T18">, </text:span><text:span text:style-name="T9">int</text:span><text:span text:style-name="T18"> </text:span><text:span text:style-name="T19">chave</text:span><text:span text:style-name="T18">);</text:span><text:span text:style-name="T21">       // procura n</text:span><text:span text:style-name="T23">ó</text:span><text:span text:style-name="T21"> com determinada chave</text:span></text:p>
      <text:p text:style-name="P12">    <text:span text:style-name="T9">int</text:span><text:span text:style-name="T18"> </text:span><text:span text:style-name="T14">noMenor</text:span><text:span text:style-name="T18">(</text:span><text:span text:style-name="T4">NoArv</text:span><text:span text:style-name="T18"> </text:span><text:span text:style-name="T9">*</text:span><text:span text:style-name="T19">n1</text:span><text:span text:style-name="T18">, </text:span><text:span text:style-name="T4">NoArv</text:span><text:span text:style-name="T18"> </text:span><text:span text:style-name="T9">*</text:span><text:span text:style-name="T19">n2</text:span><text:span text:style-name="T18">);</text:span><text:span text:style-name="T21">                  // verifico a chave maior</text:span></text:p>
      <text:p text:style-name="P12">    <text:span text:style-name="T9">int</text:span><text:span text:style-name="T18"> </text:span><text:span text:style-name="T14">getChave</text:span><text:span text:style-name="T18">(</text:span><text:span text:style-name="T4">NoArv</text:span><text:span text:style-name="T18"> </text:span><text:span text:style-name="T9">*</text:span><text:span text:style-name="T19">raiz</text:span><text:span text:style-name="T18">);</text:span><text:span text:style-name="T21">                          // função que pega a chave da raiz</text:span></text:p>
      <text:p text:style-name="P12">    <text:span text:style-name="T9">void</text:span><text:span text:style-name="T18"> </text:span><text:span text:style-name="T14">alterarChave</text:span><text:span text:style-name="T18">(</text:span><text:span text:style-name="T4">NoArv</text:span><text:span text:style-name="T18"> </text:span><text:span text:style-name="T9">*</text:span><text:span text:style-name="T19">no</text:span><text:span text:style-name="T18">, </text:span><text:span text:style-name="T9">int</text:span><text:span text:style-name="T18"> </text:span><text:span text:style-name="T19">chave</text:span><text:span text:style-name="T18">);</text:span><text:span text:style-name="T21">            // altera a chave do n</text:span><text:span text:style-name="T23">ó</text:span></text:p>
      <text:p text:style-name="P12">    <text:span text:style-name="T9">void</text:span><text:span text:style-name="T18"> </text:span><text:span text:style-name="T14">alterarChaveVetor</text:span><text:span text:style-name="T18">(</text:span><text:span text:style-name="T9">int</text:span><text:span text:style-name="T18"> </text:span><text:span text:style-name="T9">*</text:span><text:span text:style-name="T19">v</text:span><text:span text:style-name="T18">,</text:span><text:span text:style-name="T9">int</text:span><text:span text:style-name="T18"> </text:span><text:span text:style-name="T19">t</text:span><text:span text:style-name="T18">, </text:span><text:span text:style-name="T9">int</text:span><text:span text:style-name="T18"> </text:span><text:span text:style-name="T19">chave</text:span><text:span text:style-name="T18">, </text:span><text:span text:style-name="T9">int</text:span><text:span text:style-name="T18"> </text:span><text:span text:style-name="T19">novo</text:span><text:span text:style-name="T18">);</text:span><text:span text:style-name="T21">// alterando a chave n</text:span><text:span text:style-name="T23">ó</text:span><text:span text:style-name="T21"> vetor</text:span></text:p>
      <text:p text:style-name="P2"/>
      <text:p text:style-name="P2"/>
      <text:p text:style-name="P23">Listagem dos testes executados.</text:p>
      <text:p text:style-name="P2"/>
      <text:p text:style-name="P2">Entrada:</text:p>
      <text:p text:style-name="P2">10</text:p>
      <text:p text:style-name="P2">23 3 45 6 1 9 37 99 0 30</text:p>
      <text:p text:style-name="P2">3</text:p>
      <text:p text:style-name="P2">345 2 1</text:p>
      <text:p text:style-name="P2">5</text:p>
      <text:p text:style-name="P2">98 34 2 1 76</text:p>
      <text:p text:style-name="P2">21</text:p>
      <text:p text:style-name="P2">5 4 6 8 40 51 98 10 11 12 20 57 41 16 102 154 18 41 42 45 46 </text:p>
      <text:p text:style-name="P2">0</text:p>
      <text:p text:style-name="P2"/>
      <text:p text:style-name="P2">Saída:</text:p>
      <text:p text:style-name="P2">0 1 3 6 9 23 30 37 45 99 </text:p>
      <text:p text:style-name="P2">1 2 345 </text:p>
      <text:p text:style-name="P2">1 2 34 76 98 </text:p>
      <text:p text:style-name="P2">4 5 6 8 10 11 12 16 18 20 40 41 42 45 46 51 57 98 102 154 </text:p>
      <text:p text:style-name="P2"/>
      <text:p text:style-name="P2"/>
      <text:p text:style-name="P2"/>
      <text:p text:style-name="P2"/>
      <text:p text:style-name="P2"/>
      <text:p text:style-name="P2"/>
      <text:p text:style-name="P23"><text:soft-page-break/>Descrição sucinta das estruturas de dados us<text:span text:style-name="T24">a</text:span>das e decisões tomadas relativas aos casos e detalhes de especificação que por ventura estejam omissos no enunciado.</text:p>
      <text:p text:style-name="P3"/>
      <text:p text:style-name="P4">Estrutura usada:</text:p>
      <text:p text:style-name="P10"><text:span text:style-name="T8">struct</text:span> <text:span text:style-name="T2">NoArv</text:span></text:p>
      <text:p text:style-name="P8">{</text:p>
      <text:p text:style-name="P12">    <text:span text:style-name="T9">int</text:span><text:span text:style-name="T18"> chave;</text:span></text:p>
      <text:p text:style-name="P12">    <text:span text:style-name="T9">struct</text:span><text:span text:style-name="T18"> </text:span><text:span text:style-name="T4">NoArv</text:span><text:span text:style-name="T18"> </text:span><text:span text:style-name="T9">*</text:span><text:span text:style-name="T18">esq;</text:span></text:p>
      <text:p text:style-name="P12">    <text:span text:style-name="T9">struct</text:span><text:span text:style-name="T18"> </text:span><text:span text:style-name="T4">NoArv</text:span><text:span text:style-name="T18"> </text:span><text:span text:style-name="T9">*</text:span><text:span text:style-name="T18">dir;</text:span></text:p>
      <text:p text:style-name="P8">};</text:p>
      <text:p text:style-name="P4"/>
      <text:p text:style-name="P5">Fila usa<text:span text:style-name="T25">da:</text:span></text:p>
      <text:p text:style-name="P11">queue<text:span text:style-name="T8">&lt;</text:span>NoArv <text:span text:style-name="T8">*&gt;</text:span> p;</text:p>
      <text:p text:style-name="P5"/>
      <text:p text:style-name="P6">Decisões:</text:p>
      <text:p text:style-name="P7"><text:span text:style-name="T30">Os nós passados por arquivo foram armazenados em uma fila, e em um vetor para servir com um auxiliar, </text:span><text:span text:style-name="T31">e em seguida foi adicionado os nós que faltavam. O número de folhas foi pegue pelo algorítimo: </text:span></text:p>
      <text:p text:style-name="P7"><text:span text:style-name="T10">int</text:span><text:span text:style-name="T5"> aux </text:span><text:span text:style-name="T10">=</text:span><text:span text:style-name="T5"> </text:span><text:span text:style-name="T28">1</text:span><text:span text:style-name="T5">, numNos;</text:span></text:p>
      <text:p text:style-name="P12"><text:span text:style-name="T9">while</text:span><text:span text:style-name="T18"> (</text:span><text:span text:style-name="T14">pow</text:span><text:span text:style-name="T18">(</text:span><text:span text:style-name="T27">2</text:span><text:span text:style-name="T18">, aux) </text:span><text:span text:style-name="T9">&lt;</text:span><text:span text:style-name="T18"> n){</text:span></text:p>
      <text:p text:style-name="P12"><text:span text:style-name="T18">aux</text:span><text:span text:style-name="T9">++</text:span><text:span text:style-name="T18">;</text:span></text:p>
      <text:p text:style-name="P8">}</text:p>
      <text:p text:style-name="P12"><text:span text:style-name="T18">numNos </text:span><text:span text:style-name="T9">=</text:span><text:span text:style-name="T18"> </text:span><text:span text:style-name="T14">pow</text:span><text:span text:style-name="T18">(</text:span><text:span text:style-name="T27">2</text:span><text:span text:style-name="T18">, aux);</text:span></text:p>
      <text:p text:style-name="P19"><text:span text:style-name="T18"/></text:p>
      <text:p text:style-name="P21"><text:span text:style-name="T32">Em seguida fiz o algorítimo para que o menor nó das folhas fosse a raiz da arvore,</text:span></text:p>
      <text:p text:style-name="P21"><text:span text:style-name="T33">(ele é executado n vezes para que todos os nós do arquivo sejam ordenados)</text:span></text:p>
      <text:p text:style-name="P21"><text:span text:style-name="T32">da seguinte forma:</text:span></text:p>
      <text:p text:style-name="P15"><text:span text:style-name="T8">for</text:span>(<text:span text:style-name="T8">int</text:span> i <text:span text:style-name="T8">=</text:span> <text:span text:style-name="T26">0</text:span>;i<text:span text:style-name="T8">&lt;</text:span>altura;i<text:span text:style-name="T8">++</text:span>){</text:p>
      <text:p text:style-name="P14"><text:span text:style-name="T8"><text:tab/>int</text:span> tamanho <text:span text:style-name="T8">=</text:span> p.<text:span text:style-name="T13">size</text:span>();</text:p>
      <text:p text:style-name="P14"><text:span text:style-name="T8"><text:tab/>for</text:span>(<text:span text:style-name="T8">int</text:span> j<text:span text:style-name="T8">=</text:span><text:span text:style-name="T26">0</text:span>;j<text:span text:style-name="T8">&lt;</text:span>tamanho<text:span text:style-name="T8">-</text:span><text:span text:style-name="T26">1</text:span>;j<text:span text:style-name="T8">++</text:span>){</text:p>
      <text:p text:style-name="P14"><text:tab/><text:tab/>NoArv <text:span text:style-name="T8">*</text:span>a1 <text:span text:style-name="T8">=</text:span> p.<text:span text:style-name="T13">front</text:span>();</text:p>
      <text:p text:style-name="P14"><text:tab/><text:tab/>p.<text:span text:style-name="T13">pop</text:span>();</text:p>
      <text:p text:style-name="P14"><text:tab/><text:tab/>NoArv <text:span text:style-name="T8">*</text:span>a2 <text:span text:style-name="T8">=</text:span> p.<text:span text:style-name="T13">front</text:span>();</text:p>
      <text:p text:style-name="P14"><text:tab/><text:tab/>p.<text:span text:style-name="T13">pop</text:span>();</text:p>
      <text:p text:style-name="P31"><text:span text:style-name="T10"><text:tab/><text:tab/>int</text:span><text:span text:style-name="T5"> chave </text:span><text:span text:style-name="T10">=</text:span><text:span text:style-name="T5"> </text:span><text:span text:style-name="T15">noMenor</text:span><text:span text:style-name="T5">(a1,a2);</text:span></text:p>
      <text:p text:style-name="P14"><text:tab/><text:tab/>NoArv <text:span text:style-name="T8">*</text:span>novo <text:span text:style-name="T8">=</text:span> <text:span text:style-name="T13">arv_cria</text:span>(chave,a1,a2);</text:p>
      <text:p text:style-name="P14"><text:tab/><text:tab/>p.<text:span text:style-name="T13">push</text:span>(novo);</text:p>
      <text:p text:style-name="P33"><text:span text:style-name="T6"><text:tab/><text:tab/>j</text:span><text:span text:style-name="T11">++</text:span><text:span text:style-name="T6">;</text:span></text:p>
      <text:p text:style-name="P33"><text:span text:style-name="T6"><text:tab/>}</text:span></text:p>
      <text:p text:style-name="P32"><text:span text:style-name="T7">}</text:span></text:p>
      <text:p text:style-name="P20"><text:span text:style-name="T33"/></text:p>
      <text:p text:style-name="P22"><text:span text:style-name="T29"/></text:p>
      <text:p text:style-name="P22"><text:span text:style-name="T29"/></text:p>
      <text:p text:style-name="P22"><text:span text:style-name="T29"/></text:p>
      <text:p text:style-name="P22"><text:span text:style-name="T29"/></text:p>
      <text:p text:style-name="P22"><text:span text:style-name="T29"/></text:p>
      <text:p text:style-name="P22"><text:span text:style-name="T29"/></text:p>
      <text:p text:style-name="P22"><text:soft-page-break/><text:span text:style-name="T29">Quando o menor número ficava na raiz da árvore era escrito no arquivo e em seguida ele era substituído lá na camada da folha pelo maior:</text:span></text:p>
      <text:p text:style-name="P16"><text:span text:style-name="T16">alterarChave</text:span><text:span text:style-name="T29">(</text:span><text:span text:style-name="T16">arv_procurar_no</text:span><text:span text:style-name="T29">(p.</text:span><text:span text:style-name="T16">front</text:span><text:span text:style-name="T29">(), </text:span><text:span text:style-name="T16">getChave</text:span><text:span text:style-name="T29">(p.</text:span><text:span text:style-name="T16">front</text:span><text:span text:style-name="T29">())), maior);</text:span></text:p>
      <text:p text:style-name="P22"><text:span text:style-name="T29"/></text:p>
      <text:p text:style-name="P17"><text:span text:style-name="T3">NoArv</text:span><text:span text:style-name="T12">*</text:span><text:span text:style-name="T33"> </text:span><text:span text:style-name="T17">arv_procurar_no</text:span><text:span text:style-name="T33">(</text:span><text:span text:style-name="T3">NoArv</text:span><text:span text:style-name="T12">*</text:span><text:span text:style-name="T33"> </text:span><text:span text:style-name="T20">no</text:span><text:span text:style-name="T33">, </text:span><text:span text:style-name="T12">int</text:span><text:span text:style-name="T33"> </text:span><text:span text:style-name="T20">chave</text:span><text:span text:style-name="T33">){</text:span></text:p>
      <text:p text:style-name="P8"><text:span text:style-name="T8">if</text:span>(no <text:span text:style-name="T8">==</text:span> <text:span text:style-name="T26">NULL</text:span> <text:span text:style-name="T8">||</text:span> (no<text:span text:style-name="T8">-&gt;</text:span>chave <text:span text:style-name="T8">==</text:span> chave <text:span text:style-name="T8">&amp;&amp;</text:span> no<text:span text:style-name="T8">-&gt;</text:span>esq <text:span text:style-name="T8">==</text:span> <text:span text:style-name="T26">NULL</text:span> <text:span text:style-name="T8">&amp;&amp;</text:span> no<text:span text:style-name="T8">-&gt;</text:span>dir <text:span text:style-name="T8">==</text:span> <text:span text:style-name="T26">NULL</text:span>) )</text:p>
      <text:p text:style-name="P8"><text:span text:style-name="T8"><text:tab/>return</text:span> no;</text:p>
      <text:p text:style-name="P8"><text:tab/>NoArv<text:span text:style-name="T8">*</text:span> esq <text:span text:style-name="T8">=</text:span> <text:span text:style-name="T13">arv_procurar_no</text:span>(no<text:span text:style-name="T8">-&gt;</text:span>esq, chave);</text:p>
      <text:p text:style-name="P8"><text:span text:style-name="T8"><text:tab/>if</text:span>(esq <text:span text:style-name="T8">!=</text:span> <text:span text:style-name="T26">NULL</text:span>)</text:p>
      <text:p text:style-name="P8"><text:span text:style-name="T8"><text:tab/><text:tab/>return</text:span> esq;</text:p>
      <text:p text:style-name="P34"><text:tab/>else</text:p>
      <text:p text:style-name="P30"><text:span text:style-name="T10"><text:tab/><text:tab/>return</text:span><text:span text:style-name="T5"> </text:span><text:span text:style-name="T15">arv_procurar_no</text:span><text:span text:style-name="T5">(no</text:span><text:span text:style-name="T10">-&gt;</text:span><text:span text:style-name="T5">dir,chave); </text:span></text:p>
      <text:p text:style-name="P8">}</text:p>
      <text:p text:style-name="P22"><text:span text:style-name="T29"/></text:p>
      <text:p text:style-name="P22"><text:span text:style-name="T29">Lembrando que o arquivo só continuará sendo lido enquanto o tamanho do vetor ou seja o N for diferente de 0.</text:span></text:p>
      <text:p text:style-name="P22"><text:span text:style-name="T29"/></text:p>
      <text:p text:style-name="P24"><text:span text:style-name="T29">Estudo da complexidade do tempo de execução dos métodos implementados e do</text:span></text:p>
      <text:p text:style-name="P24"><text:span text:style-name="T29">programa como um todo (Notação O).</text:span></text:p>
      <text:p text:style-name="P24"><text:span text:style-name="T29"/></text:p>
      <text:p text:style-name="P26"><text:span text:style-name="T29">A complexidade do programa como um todo é representada pela função maior do programa:</text:span></text:p>
      <text:p text:style-name="P29"><text:span text:style-name="T29">N = Tamanho do vetor</text:span></text:p>
      <text:p text:style-name="P29"><text:span text:style-name="T29">Altura = Altura da árvore</text:span></text:p>
      <text:p text:style-name="P29"><text:span text:style-name="T29">Tamanho = tamanho da fila</text:span></text:p>
      <text:p text:style-name="P25"><text:span text:style-name="T29">O</text:span><text:span text:style-name="T34">(</text:span><text:span text:style-name="T29">N * Altura * Tamanho</text:span><text:span text:style-name="T34">)</text:span></text:p>
      <text:p text:style-name="P25"><text:span text:style-name="T29"/></text:p>
      <text:p text:style-name="P26"><text:span text:style-name="T29">Complexidade das Funções:</text:span></text:p>
      <text:p text:style-name="P26"><text:span text:style-name="T29"/></text:p>
      <text:p text:style-name="P26"><text:span text:style-name="T29">arv_cria:</text:span></text:p>
      <text:p text:style-name="P26"><text:span text:style-name="T29">O(1)</text:span></text:p>
      <text:p text:style-name="P26"><text:span text:style-name="T29"/></text:p>
      <text:p text:style-name="P26"><text:span text:style-name="T29">arv_criarvazia:</text:span></text:p>
      <text:p text:style-name="P26"><text:span text:style-name="T29">O(1)</text:span></text:p>
      <text:p text:style-name="P26"><text:span text:style-name="T29"/></text:p>
      <text:p text:style-name="P26"><text:span text:style-name="T29">alterarChave:</text:span></text:p>
      <text:p text:style-name="P26"><text:span text:style-name="T29">O(1)</text:span></text:p>
      <text:p text:style-name="P26"><text:span text:style-name="T29"/></text:p>
      <text:p text:style-name="P26"><text:span text:style-name="T29">arv_imprime:</text:span></text:p>
      <text:p text:style-name="P28"><text:span text:style-name="T29">n = quantidade de nós da árvore</text:span></text:p>
      <text:p text:style-name="P26"><text:span text:style-name="T29">O(</text:span><text:span text:style-name="T35">nlogn)</text:span></text:p>
      <text:p text:style-name="P26"><text:span text:style-name="T35"/></text:p>
      <text:p text:style-name="P28"><text:span text:style-name="T29">arv_libera:</text:span></text:p>
      <text:p text:style-name="P28"><text:span text:style-name="T29">n = quantidade de nós da árvore</text:span></text:p>
      <text:p text:style-name="P27"><text:span text:style-name="T29">O(</text:span><text:span text:style-name="T35">nlogn)</text:span></text:p>
      <text:p text:style-name="P27"><text:span text:style-name="T35"/></text:p>
      <text:p text:style-name="P28"><text:soft-page-break/><text:span text:style-name="T29">arv_procurar_no:</text:span></text:p>
      <text:p text:style-name="P28"><text:span text:style-name="T29">n = quantidade de nós da árvore</text:span></text:p>
      <text:p text:style-name="P27"><text:span text:style-name="T29">O(</text:span><text:span text:style-name="T35">nlogn)</text:span></text:p>
      <text:p text:style-name="P28"><text:span text:style-name="T29">alterarChaveVetor:</text:span></text:p>
      <text:p text:style-name="P28"><text:span text:style-name="T29">n = quantidade de nós da árvore</text:span></text:p>
      <text:p text:style-name="P28"><text:span text:style-name="T29">O(N)</text:span></text:p>
      <text:p text:style-name="P26"><text:span text:style-name="T29"/></text:p>
      <text:p text:style-name="P28"><text:span text:style-name="T29">noMenor:</text:span></text:p>
      <text:p text:style-name="P28"><text:span text:style-name="T29">O(1)</text:span></text:p>
      <text:p text:style-name="P28"><text:span text:style-name="T29"/></text:p>
      <text:p text:style-name="P28"><text:span text:style-name="T29">getChave:</text:span></text:p>
      <text:p text:style-name="P28"><text:span text:style-name="T29">O(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22:31:02.695541259</meta:creation-date>
    <dc:date>2019-11-07T21:01:43.686354084</dc:date>
    <meta:editing-duration>PT14M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4" meta:paragraph-count="107" meta:word-count="547" meta:character-count="3234" meta:non-whitespace-character-count="2607"/>
  </office:meta>
</office:document-meta>
</file>